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Ultrafine_20_Dashed" draw:fill="none" draw:fill-color="#eeeeee" draw:textarea-vertical-align="middle"/>
    </style:style>
    <style:style style:name="gr2" style:family="graphic" style:parent-style-name="standard">
      <style:graphic-properties draw:fill="solid" draw:fill-color="#eeeeee" draw:textarea-vertical-align="middle"/>
    </style:style>
    <style:style style:name="gr3" style:family="graphic" style:parent-style-name="standard">
      <style:graphic-properties draw:stroke="none" draw:textarea-vertical-align="middle"/>
    </style:style>
    <style:style style:name="gr4" style:family="graphic" style:parent-style-name="objectwithoutfill">
      <style:graphic-properties draw:fill="none" draw:fill-color="#ffffff" draw:textarea-vertical-align="middle"/>
    </style:style>
    <style:style style:name="gr5" style:family="graphic" style:parent-style-name="objectwithoutfill">
      <style:graphic-properties draw:fill="solid" draw:fill-color="#ff3333" draw:textarea-vertical-align="middle"/>
    </style:style>
    <style:style style:name="gr6" style:family="graphic" style:parent-style-name="standard">
      <style:graphic-properties draw:fill="solid" draw:fill-color="#ffffff" draw:textarea-vertical-align="middle"/>
    </style:style>
    <style:style style:name="gr7" style:family="graphic" style:parent-style-name="objectwithoutfill">
      <style:graphic-properties svg:stroke-color="#808080" draw:fill="none" draw:fill-color="#ffffff"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0.558cm" fo:min-width="0cm"/>
    </style:style>
    <style:style style:name="gr9" style:family="graphic" style:parent-style-name="standard">
      <style:graphic-properties svg:stroke-color="#ff6600" draw:fill="solid" draw:fill-color="#ffffff" draw:textarea-horizontal-align="justify" draw:textarea-vertical-align="middle" draw:auto-grow-height="false"/>
    </style:style>
    <style:style style:name="gr10" style:family="graphic" style:parent-style-name="standard">
      <style:graphic-properties svg:stroke-color="#000000" draw:fill="solid" draw:fill-color="#ffffff"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svg:stroke-color="#000000" draw:fill="none" draw:fill-color="#ffffff" draw:textarea-horizontal-align="justify" draw:textarea-vertical-align="middle" draw:auto-grow-height="false"/>
    </style:style>
    <style:style style:name="gr13" style:family="graphic" style:parent-style-name="standard">
      <style:graphic-properties draw:fill="solid" draw:fill-color="#b2b2b2" draw:textarea-vertical-align="middle"/>
    </style:style>
    <style:style style:name="gr14" style:family="graphic" style:parent-style-name="standard">
      <style:graphic-properties draw:fill="solid" draw:fill-color="#99ccff" draw:textarea-vertical-align="middle"/>
    </style:style>
    <style:style style:name="gr15" style:family="graphic" style:parent-style-name="objectwithoutfill">
      <style:graphic-properties draw:fill="none" draw:fill-color="#ccffff" draw:textarea-vertical-align="middle"/>
    </style:style>
    <style:style style:name="gr16" style:family="graphic" style:parent-style-name="standard">
      <style:graphic-properties draw:fill="solid" draw:fill-color="#808080" draw:textarea-vertical-align="middle"/>
    </style:style>
    <style:style style:name="gr17" style:family="graphic" style:parent-style-name="standard">
      <style:graphic-properties draw:fill="solid" draw:fill-color="#dddddd" draw:textarea-vertical-align="middle"/>
    </style:style>
    <style:style style:name="gr18" style:family="graphic" style:parent-style-name="objectwithoutfill">
      <style:graphic-properties draw:fill="none" draw:textarea-vertical-align="middle"/>
    </style:style>
    <style:style style:name="gr19" style:family="graphic" style:parent-style-name="objectwithoutfill">
      <style:graphic-properties draw:fill="solid" draw:fill-color="#ffffff" draw:textarea-horizontal-align="center" draw:textarea-vertical-align="middle"/>
    </style:style>
    <style:style style:name="gr20" style:family="graphic" style:parent-style-name="standard">
      <style:graphic-properties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standard">
      <style:graphic-properties draw:stroke="dash" draw:stroke-dash="Fine_20_Dashed" svg:stroke-width="0.152cm" svg:stroke-color="#83caff" draw:marker-start-width="0.427cm" draw:marker-end-width="0.427cm" draw:fill="none" draw:fill-color="#eeeeee" draw:textarea-vertical-align="middle" fo:padding-top="0.2cm" fo:padding-bottom="0.2cm" fo:padding-left="0.325cm" fo:padding-right="0.325cm"/>
    </style:style>
    <style:style style:name="gr23" style:family="graphic" style:parent-style-name="objectwithoutfill">
      <style:graphic-properties draw:stroke="dash" draw:stroke-dash="Ultrafine_20_Dashed" draw:fill="none" draw:fill-color="#ffffff"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1.779cm" fo:min-width="0cm"/>
    </style:style>
    <style:style style:name="P1" style:family="paragraph">
      <style:paragraph-properties fo:text-align="center"/>
    </style:style>
    <style:style style:name="P2" style:family="paragraph">
      <style:paragraph-properties fo:line-height="100%" fo:text-align="center"/>
    </style:style>
    <style:style style:name="T1" style:family="text">
      <style:text-properties fo:color="#000000" style:text-outline="false" style:text-line-through-style="none" fo:font-family="STIXGeneral-Regular" fo:font-size="28pt" fo:font-style="normal" fo:text-shadow="none" style:text-underline-style="none" fo:font-weight="normal" style:letter-kerning="true" style:font-family-asian="STIXGeneral-Regular" style:font-size-asian="28pt" style:font-style-asian="normal" style:font-weight-asian="normal" style:font-family-complex="STIXGeneral-Regular" style:font-size-complex="15.8999996185303pt"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fo:font-family="Arial" style:font-family-generic="swiss" style:font-pitch="variable" fo:font-size="18pt" fo:font-style="normal" fo:text-shadow="none" style:text-underline-style="none" fo:font-weight="normal" style:letter-kerning="true" style:font-family-asian="STIXGeneral-Regular" style:font-size-asian="18pt" style:font-style-asian="normal" style:font-weight-asian="normal" style:font-family-complex="STIXGeneral-Regular" style:font-size-complex="18pt"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fo:font-family="Arial" style:font-family-generic="swiss" style:font-pitch="variable" fo:font-size="28pt" fo:font-style="normal" fo:text-shadow="none" style:text-underline-style="none" fo:font-weight="normal" style:letter-kerning="true" style:font-family-asian="STIXGeneral-Regular" style:font-size-asian="28pt" style:font-style-asian="normal" style:font-weight-asian="normal" style:font-family-complex="STIXGeneral-Regular" style:font-size-complex="15.899999618530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34.797cm" svg:height="21.447cm" svg:x="-1.032cm" svg:y="3.953cm" svg:viewBox="0 0 34798 21448" svg:d="m0 18845c0-3470 729-6419 2331-9423s3595-5163 6369-6897 5496-2525 8699-2525 5926 791 8700 2525 4765 3894 6368 6897 2331 5953 2331 9423-34798 3470-34798 0z">
          <text:p/>
        </draw:path>
        <draw:path draw:style-name="gr2" draw:text-style-name="P1" draw:layer="layout" svg:width="28.717cm" svg:height="10.117cm" svg:x="2.397cm" svg:y="14.028cm" svg:viewBox="0 0 28718 10118" svg:d="m0 8890c0-1637 602-3028 1924-4445s2966-2436 5256-3254 4535-1191 7179-1191 4890 373 7180 1191 3933 1837 5255 3254 1924 2808 1924 4445-28718 1637-28718 0z">
          <text:p/>
        </draw:path>
        <draw:path draw:style-name="gr3" draw:text-style-name="P1" draw:layer="layout" svg:width="18.555cm" svg:height="11.87cm" svg:x="13.18cm" svg:y="13.237cm" svg:viewBox="0 0 18556 11871" svg:d="m18554 10528c45-1804-877-4062-2245-5625s-3070-2686-5439-3589-4693-1314-7429-1314-3556 7718-3429 11782c7112 254 17272 0 18542-1254z">
          <text:p/>
        </draw:path>
        <draw:g>
          <draw:line draw:style-name="gr4" draw:text-style-name="P1" draw:layer="layout" svg:x1="14.027cm" svg:y1="14.139cm" svg:x2="14.027cm" svg:y2="14.393cm">
            <text:p/>
          </draw:line>
          <draw:polygon draw:style-name="gr5" draw:text-style-name="P1" draw:layer="layout" svg:width="1.65cm" svg:height="0.888cm" svg:x="12.938cm" svg:y="14.097cm" svg:viewBox="0 0 1651 889" draw:points="0,889 0,381 826,0 1651,381 1651,889">
            <text:p/>
          </draw:polygon>
          <draw:rect draw:style-name="gr6" draw:text-style-name="P1" draw:layer="layout" svg:width="0.117cm" svg:height="0.128cm" svg:x="13.031cm" svg:y="14.578cm">
            <text:p/>
          </draw:rect>
          <draw:rect draw:style-name="gr6" draw:text-style-name="P1" draw:layer="layout" svg:width="0.117cm" svg:height="0.127cm" svg:x="13.218cm" svg:y="14.579cm">
            <text:p/>
          </draw:rect>
          <draw:rect draw:style-name="gr6" draw:text-style-name="P1" draw:layer="layout" svg:width="0.119cm" svg:height="0.128cm" svg:x="13.404cm" svg:y="14.579cm">
            <text:p/>
          </draw:rect>
          <draw:rect draw:style-name="gr6" draw:text-style-name="P1" draw:layer="layout" svg:width="0.12cm" svg:height="0.128cm" svg:x="13.59cm" svg:y="14.579cm">
            <text:p/>
          </draw:rect>
          <draw:rect draw:style-name="gr6" draw:text-style-name="P1" draw:layer="layout" svg:width="0.118cm" svg:height="0.124cm" svg:x="13.777cm" svg:y="14.583cm">
            <text:p/>
          </draw:rect>
          <draw:rect draw:style-name="gr6" draw:text-style-name="P1" draw:layer="layout" svg:width="0.117cm" svg:height="0.128cm" svg:x="13.965cm" svg:y="14.583cm">
            <text:p/>
          </draw:rect>
          <draw:rect draw:style-name="gr6" draw:text-style-name="P1" draw:layer="layout" svg:width="0.117cm" svg:height="0.126cm" svg:x="14.152cm" svg:y="14.585cm">
            <text:p/>
          </draw:rect>
          <draw:rect draw:style-name="gr6" draw:text-style-name="P1" draw:layer="layout" svg:width="0.117cm" svg:height="0.128cm" svg:x="14.337cm" svg:y="14.585cm">
            <text:p/>
          </draw:rect>
          <draw:rect draw:style-name="gr6" draw:text-style-name="P1" draw:layer="layout" svg:width="0.471cm" svg:height="0.254cm" svg:x="13.528cm" svg:y="14.732cm">
            <text:p/>
          </draw:rect>
          <draw:line draw:style-name="gr4" draw:text-style-name="P1" draw:layer="layout" svg:x1="12.938cm" svg:y1="14.478cm" svg:x2="14.589cm" svg:y2="14.478cm">
            <text:p/>
          </draw:line>
          <draw:ellipse draw:style-name="gr6" draw:text-style-name="P1" draw:layer="layout" svg:width="0.241cm" svg:height="0.494cm" draw:transform="skewX (0.0706858347057569) rotate (0.623606141737456) translate (13.816cm 13.986cm)">
            <text:p/>
          </draw:ellipse>
          <draw:line draw:style-name="gr7" draw:text-style-name="P1" draw:layer="layout" svg:x1="14.172cm" svg:y1="14.351cm" svg:x2="14.235cm" svg:y2="13.97cm">
            <text:p/>
          </draw:line>
          <draw:line draw:style-name="gr7" draw:text-style-name="P1" draw:layer="layout" svg:x1="13.934cm" svg:y1="13.903cm" svg:x2="14.236cm" svg:y2="13.971cm">
            <text:p/>
          </draw:line>
          <draw:line draw:style-name="gr7" draw:text-style-name="P1" draw:layer="layout" svg:x1="13.955cm" svg:y1="14.202cm" svg:x2="14.236cm" svg:y2="13.971cm">
            <text:p/>
          </draw:line>
          <draw:line draw:style-name="gr7" draw:text-style-name="P1" draw:layer="layout" svg:x1="14.157cm" svg:y1="14.077cm" svg:x2="14.237cm" svg:y2="13.971cm">
            <text:p/>
          </draw:line>
        </draw:g>
        <draw:frame draw:style-name="gr8" draw:layer="layout" svg:width="6.915cm" svg:height="0.962cm" draw:transform="rotate (0.0006981317007976) translate (11.922cm 15.102cm)">
          <draw:text-box>
            <text:p>Anthropogenic Noise</text:p>
          </draw:text-box>
        </draw:frame>
        <draw:g>
          <draw:line draw:style-name="gr4" draw:text-style-name="P1" draw:layer="layout" svg:x1="34.528cm" svg:y1="9.668cm" svg:x2="25.511cm" svg:y2="8.779cm">
            <text:p/>
          </draw:line>
          <draw:custom-shape draw:style-name="gr9" draw:text-style-name="P1" draw:layer="layout" svg:width="0.381cm" svg:height="0.381cm" svg:x="25.277cm" svg:y="8.59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4" draw:text-style-name="P1" draw:layer="layout" svg:x1="25.384cm" svg:y1="8.753cm" svg:x2="18.907cm" svg:y2="6.721cm">
            <text:p/>
          </draw:line>
          <draw:line draw:style-name="gr4" draw:text-style-name="P1" draw:layer="layout" svg:x1="25.385cm" svg:y1="8.753cm" svg:x2="18.653cm" svg:y2="9.287cm">
            <text:p/>
          </draw:line>
          <draw:custom-shape draw:style-name="gr10" draw:text-style-name="P1" draw:layer="layout" svg:width="0.381cm" svg:height="2.667cm" draw:transform="rotate (-0.106988683148418) translate (18.757cm 6.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4" draw:text-style-name="P1" draw:layer="layout" svg:width="2.312cm" svg:height="4.729cm" svg:x="13.954cm" svg:y="9.017cm" svg:viewBox="0 0 2313 4730" svg:d="m256 4730c-79-387-326-981-237-1164 101-205 593 644 693 438 90-182-325-981-236-1163 123-252 723 785 846 534s-447-1348-324-1599c101-206 592 644 693 438 111-228-407-1226-296-1455 101-205 592 642 693 438 89-183-326-981-236-1164 67-137 308 194 461 291">
            <text:p/>
          </draw:path>
          <draw:path draw:style-name="gr4" draw:text-style-name="P1" draw:layer="layout" svg:width="2.202cm" svg:height="4.448cm" svg:x="13.958cm" svg:y="9.299cm" svg:viewBox="0 0 2203 4449" svg:d="m242 4449c-74-364-309-923-224-1094 96-194 563 604 659 411 85-171-309-922-224-1094 117-236 688 739 805 503s-425-1268-308-1505c96-193 563 605 659 412 106-215-387-1154-280-1369 96-192 563 605 659 412 85-171-310-922-224-1094 64-129 293 184 439 275">
            <text:p/>
          </draw:path>
          <draw:path draw:style-name="gr4" draw:text-style-name="P1" draw:layer="layout" svg:width="1.413cm" svg:height="2.839cm" svg:x="13.98cm" svg:y="10.911cm" svg:viewBox="0 0 1414 2840" svg:d="m155 2840c-47-233-198-589-143-699 61-123 361 387 422 264 55-110-198-590-143-700 75-150 441 473 516 322s-272-811-197-961c61-123 361 386 422 262 69-137-247-735-179-872 62-124 361 385 422 262 55-109-198-589-143-699 41-81 188 117 282 175">
            <text:p/>
          </draw:path>
          <draw:path draw:style-name="gr4" draw:text-style-name="P1" draw:layer="layout" svg:width="1.167cm" svg:height="2.581cm" svg:x="15.046cm" svg:y="9.287cm" svg:viewBox="0 0 1168 2582" svg:d="m132 2582c-41-212-167-537-122-637 50-112 302 353 352 241 46-99-168-537-123-637 63-136 371 432 432 295s-231-738-168-876c50-112 302 353 352 241 57-124-209-671-152-795 50-112 302 353 352 241 45-100-167-538-122-638 34-74 157 108 235 162">
            <text:p/>
          </draw:path>
        </draw:g>
        <draw:frame draw:style-name="gr11" draw:layer="layout" svg:width="5.76cm" svg:height="0.962cm" draw:transform="rotate (-0.305432619100136) translate (20.201cm 5.576cm)">
          <draw:text-box>
            <text:p>Direct Cosmic Ray</text:p>
          </draw:text-box>
        </draw:frame>
        <draw:line draw:style-name="gr4" draw:text-style-name="P1" draw:layer="layout" svg:x1="36.941cm" svg:y1="10.652cm" svg:x2="26.146cm" svg:y2="14.621cm">
          <text:p/>
        </draw:line>
        <draw:custom-shape draw:style-name="gr9" draw:text-style-name="P1" draw:layer="layout" svg:width="0.381cm" svg:height="0.381cm" svg:x="25.892cm" svg:y="14.49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4" draw:text-style-name="P1" draw:layer="layout" svg:x1="22.59cm" svg:y1="16.399cm" svg:x2="19.034cm" svg:y2="10.049cm">
          <text:p/>
        </draw:line>
        <draw:line draw:style-name="gr4" draw:text-style-name="P1" draw:layer="layout" svg:x1="21.955cm" svg:y1="16.018cm" svg:x2="16.875cm" svg:y2="11.573cm">
          <text:p/>
        </draw:line>
        <draw:custom-shape draw:style-name="gr12" draw:text-style-name="P1" draw:layer="layout" svg:width="0.381cm" svg:height="2.667cm" draw:transform="rotate (-0.957487627645096) translate (18.942cm 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25.892cm" svg:y1="14.748cm" svg:x2="21.955cm" svg:y2="16.018cm">
          <text:p/>
        </draw:line>
        <draw:line draw:style-name="gr4" draw:text-style-name="P1" draw:layer="layout" svg:x1="26.019cm" svg:y1="14.775cm" svg:x2="22.59cm" svg:y2="16.426cm">
          <text:p/>
        </draw:line>
        <draw:frame draw:style-name="gr11" draw:layer="layout" svg:width="6.784cm" svg:height="0.962cm" svg:x="18.78cm" svg:y="16.58cm">
          <draw:text-box>
            <text:p>Reflected Cosmic Ray</text:p>
          </draw:text-box>
        </draw:frame>
        <draw:g>
          <draw:rect draw:style-name="gr13" draw:text-style-name="P1" draw:layer="layout" svg:width="0.181cm" svg:height="0.508cm" svg:x="10.561cm" svg:y="3.191cm">
            <text:p/>
          </draw:rect>
          <draw:rect draw:style-name="gr14" draw:text-style-name="P1" draw:layer="layout" svg:width="0.484cm" svg:height="0.381cm" svg:x="10.803cm" svg:y="3.255cm">
            <text:p/>
          </draw:rect>
          <draw:rect draw:style-name="gr14" draw:text-style-name="P1" draw:layer="layout" svg:width="0.484cm" svg:height="0.381cm" svg:x="10.017cm" svg:y="3.255cm">
            <text:p/>
          </draw:rect>
          <draw:line draw:style-name="gr15" draw:text-style-name="P1" draw:layer="layout" svg:x1="10.09cm" svg:y1="3.636cm" svg:x2="10.09cm" svg:y2="3.255cm">
            <text:p/>
          </draw:line>
          <draw:line draw:style-name="gr15" draw:text-style-name="P1" draw:layer="layout" svg:x1="10.186cm" svg:y1="3.636cm" svg:x2="10.186cm" svg:y2="3.255cm">
            <text:p/>
          </draw:line>
          <draw:line draw:style-name="gr15" draw:text-style-name="P1" draw:layer="layout" svg:x1="10.281cm" svg:y1="3.636cm" svg:x2="10.281cm" svg:y2="3.255cm">
            <text:p/>
          </draw:line>
          <draw:line draw:style-name="gr15" draw:text-style-name="P1" draw:layer="layout" svg:x1="10.376cm" svg:y1="3.636cm" svg:x2="10.376cm" svg:y2="3.255cm">
            <text:p/>
          </draw:line>
          <draw:line draw:style-name="gr15" draw:text-style-name="P1" draw:layer="layout" svg:x1="10.852cm" svg:y1="3.636cm" svg:x2="10.852cm" svg:y2="3.255cm">
            <text:p/>
          </draw:line>
          <draw:line draw:style-name="gr15" draw:text-style-name="P1" draw:layer="layout" svg:x1="10.947cm" svg:y1="3.636cm" svg:x2="10.947cm" svg:y2="3.255cm">
            <text:p/>
          </draw:line>
          <draw:line draw:style-name="gr15" draw:text-style-name="P1" draw:layer="layout" svg:x1="11.042cm" svg:y1="3.636cm" svg:x2="11.042cm" svg:y2="3.255cm">
            <text:p/>
          </draw:line>
          <draw:line draw:style-name="gr15" draw:text-style-name="P1" draw:layer="layout" svg:x1="11.138cm" svg:y1="3.636cm" svg:x2="11.138cm" svg:y2="3.255cm">
            <text:p/>
          </draw:line>
          <draw:line draw:style-name="gr15" draw:text-style-name="P1" draw:layer="layout" svg:x1="11.233cm" svg:y1="3.636cm" svg:x2="11.233cm" svg:y2="3.255cm">
            <text:p/>
          </draw:line>
          <draw:line draw:style-name="gr15" draw:text-style-name="P1" draw:layer="layout" svg:x1="11.233cm" svg:y1="3.636cm" svg:x2="11.233cm" svg:y2="3.255cm">
            <text:p/>
          </draw:line>
          <draw:line draw:style-name="gr15" draw:text-style-name="P1" draw:layer="layout" svg:x1="10.471cm" svg:y1="3.636cm" svg:x2="10.471cm" svg:y2="3.255cm">
            <text:p/>
          </draw:line>
          <draw:line draw:style-name="gr15" draw:text-style-name="P1" draw:layer="layout" svg:x1="10.017cm" svg:y1="3.382cm" svg:x2="10.501cm" svg:y2="3.382cm">
            <text:p/>
          </draw:line>
          <draw:line draw:style-name="gr15" draw:text-style-name="P1" draw:layer="layout" svg:x1="10.017cm" svg:y1="3.532cm" svg:x2="10.501cm" svg:y2="3.532cm">
            <text:p/>
          </draw:line>
          <draw:line draw:style-name="gr15" draw:text-style-name="P1" draw:layer="layout" svg:x1="10.803cm" svg:y1="3.532cm" svg:x2="11.287cm" svg:y2="3.532cm">
            <text:p/>
          </draw:line>
          <draw:line draw:style-name="gr15" draw:text-style-name="P1" draw:layer="layout" svg:x1="10.803cm" svg:y1="3.382cm" svg:x2="11.287cm" svg:y2="3.382cm">
            <text:p/>
          </draw:line>
          <draw:rect draw:style-name="gr16" draw:text-style-name="P1" draw:layer="layout" svg:width="0.06cm" svg:height="0.064cm" svg:x="10.501cm" svg:y="3.445cm">
            <text:p/>
          </draw:rect>
          <draw:rect draw:style-name="gr16" draw:text-style-name="P1" draw:layer="layout" svg:width="0.061cm" svg:height="0.063cm" svg:x="10.741cm" svg:y="3.446cm">
            <text:p/>
          </draw:rect>
          <draw:ellipse draw:style-name="gr17" draw:text-style-name="P1" draw:layer="layout" svg:width="0.484cm" svg:height="0.191cm" svg:x="10.421cm" svg:y="3.659cm">
            <text:p/>
          </draw:ellipse>
          <draw:line draw:style-name="gr15" draw:text-style-name="P1" draw:layer="layout" svg:x1="10.44cm" svg:y1="3.763cm" svg:x2="10.682cm" svg:y2="3.954cm">
            <text:p/>
          </draw:line>
          <draw:line draw:style-name="gr15" draw:text-style-name="P1" draw:layer="layout" svg:x1="10.891cm" svg:y1="3.766cm" svg:x2="10.682cm" svg:y2="3.954cm">
            <text:p/>
          </draw:line>
          <draw:line draw:style-name="gr15" draw:text-style-name="P1" draw:layer="layout" svg:x1="10.622cm" svg:y1="3.699cm" svg:x2="10.682cm" svg:y2="3.953cm">
            <text:p/>
          </draw:line>
          <draw:line draw:style-name="gr15" draw:text-style-name="P1" draw:layer="layout" svg:x1="10.682cm" svg:y1="3.826cm" svg:x2="10.682cm" svg:y2="3.953cm">
            <text:p/>
          </draw:line>
        </draw:g>
        <draw:frame draw:style-name="gr11" draw:layer="layout" svg:width="4.562cm" svg:height="0.962cm" svg:x="8.63cm" svg:y="2.175cm">
          <draw:text-box>
            <text:p>Satellite Noise</text:p>
          </draw:text-box>
        </draw:frame>
        <draw:g>
          <draw:path draw:style-name="gr4" draw:text-style-name="P1" draw:layer="layout" svg:width="4.485cm" svg:height="3.859cm" svg:x="10.78cm" svg:y="3.855cm" svg:viewBox="0 0 4486 3860" svg:d="m0 322c372-94 943-436 1116-283 194 172-625 877-431 1050 172 152 943-437 1115-284 238 211-764 1073-526 1284s1297-601 1533-390c195 173-625 877-430 1050 215 191 1178-546 1394-354 194 171-625 877-431 1049 173 153 943-437 1116-283 129 114-192 466-287 699">
            <text:p/>
          </draw:path>
          <draw:path draw:style-name="gr4" draw:text-style-name="P1" draw:layer="layout" svg:width="4.218cm" svg:height="3.672cm" svg:x="10.779cm" svg:y="3.856cm" svg:viewBox="0 0 4219 3673" svg:d="m0 306c349-90 887-415 1049-269 182 164-588 835-405 999 162 145 886-415 1048-270 224 201-718 1021-495 1221s1219-571 1443-371c183 165-587 835-405 999 203 182 1108-519 1312-336 182 163-589 834-406 998 163 146 887-415 1049-269 122 109-179 444-270 665">
            <text:p/>
          </draw:path>
          <draw:path draw:style-name="gr4" draw:text-style-name="P1" draw:layer="layout" svg:width="2.693cm" svg:height="2.355cm" svg:x="12.556cm" svg:y="5.661cm" svg:viewBox="0 0 2694 2356" svg:d="m0 196c223-57 565-266 669-172 117 105-374 534-258 639 104 95 566-265 670-171 142 128-459 653-316 782s778-366 920-237c118 105-374 535-258 640 129 117 708-333 837-216 117 105-375 536-258 641 103 93 565-267 670-173 77 70-115 285-173 427">
            <text:p/>
          </draw:path>
        </draw:g>
        <draw:g>
          <draw:g>
            <draw:line draw:style-name="gr18" draw:text-style-name="P1" draw:layer="layout" svg:x1="16.556cm" svg:y1="8.018cm" svg:x2="16.556cm" svg:y2="8.232cm">
              <text:p/>
            </draw:line>
            <draw:line draw:style-name="gr18" draw:text-style-name="P1" draw:layer="layout" svg:x1="16.658cm" svg:y1="8.019cm" svg:x2="16.658cm" svg:y2="8.233cm">
              <text:p/>
            </draw:line>
            <draw:path draw:style-name="gr19" draw:text-style-name="P1" draw:layer="layout" svg:width="0.292cm" svg:height="0.17cm" svg:x="16.458cm" svg:y="7.675cm" svg:viewBox="0 0 293 171" svg:d="m66 171h163zm64-171-65 171zm-228-171 65 171zm-65-171h293z">
              <text:p/>
            </draw:path>
            <draw:line draw:style-name="gr18" draw:text-style-name="P1" draw:layer="layout" svg:x1="16.458cm" svg:y1="8.232cm" svg:x2="16.751cm" svg:y2="8.232cm">
              <text:p/>
            </draw:line>
            <draw:path draw:style-name="gr19" draw:text-style-name="P1" draw:layer="layout" svg:width="0.672cm" svg:height="0.17cm" svg:x="16.274cm" svg:y="8.232cm" svg:viewBox="0 0 673 171" svg:d="m673 0-98 171zm-488 0h488zm-575-171 87 171zm-87-171h673z">
              <text:p/>
            </draw:path>
            <draw:rect draw:style-name="gr20" draw:text-style-name="P1" draw:layer="layout" svg:width="0.684cm" svg:height="0.171cm" svg:x="16.263cm" svg:y="8.608cm">
              <text:p/>
            </draw:rect>
            <draw:rect draw:style-name="gr2" draw:text-style-name="P1" draw:layer="layout" svg:width="0.162cm" svg:height="0.086cm" svg:x="16.361cm" svg:y="8.146cm">
              <text:p/>
            </draw:rect>
            <draw:rect draw:style-name="gr2" draw:text-style-name="P1" draw:layer="layout" svg:width="0.065cm" svg:height="0.086cm" svg:x="16.719cm" svg:y="8.146cm">
              <text:p/>
            </draw:rect>
            <draw:ellipse draw:style-name="gr6" draw:text-style-name="P1" draw:layer="layout" svg:width="2.54cm" svg:height="1.808cm" svg:x="15.351cm" svg:y="5.477cm">
              <text:p/>
            </draw:ellipse>
            <draw:line draw:style-name="gr18" draw:text-style-name="P1" draw:layer="layout" svg:x1="16.607cm" svg:y1="7.676cm" svg:x2="16.607cm" svg:y2="7.291cm">
              <text:p/>
            </draw:line>
            <draw:path draw:style-name="gr19" draw:text-style-name="P1" draw:layer="layout" svg:width="0.292cm" svg:height="0.17cm" svg:x="16.454cm" svg:y="7.846cm" svg:viewBox="0 0 293 171" svg:d="m66 171h163zm64-171-65 171zm-228-171 65 171zm-65-171h293z">
              <text:p/>
            </draw:path>
            <draw:path draw:style-name="gr19" draw:text-style-name="P1" draw:layer="layout" svg:width="0.672cm" svg:height="0.17cm" svg:x="16.275cm" svg:y="8.403cm" svg:viewBox="0 0 673 171" svg:d="m673 0-98 171zm-488 0h488zm-575-171 87 171zm-87-171h673z">
              <text:p/>
            </draw:path>
            <draw:line draw:style-name="gr15" draw:text-style-name="P1" draw:layer="layout" svg:x1="16.556cm" svg:y1="8.232cm" svg:x2="16.658cm" svg:y2="8.163cm">
              <text:p/>
            </draw:line>
            <draw:line draw:style-name="gr15" draw:text-style-name="P1" draw:layer="layout" svg:x1="16.556cm" svg:y1="8.165cm" svg:x2="16.658cm" svg:y2="8.096cm">
              <text:p/>
            </draw:line>
            <draw:line draw:style-name="gr15" draw:text-style-name="P1" draw:layer="layout" svg:x1="16.556cm" svg:y1="8.088cm" svg:x2="16.658cm" svg:y2="8.019cm">
              <text:p/>
            </draw:line>
            <draw:line draw:style-name="gr15" draw:text-style-name="P1" draw:layer="layout" svg:x1="16.658cm" svg:y1="8.089cm" svg:x2="16.556cm" svg:y2="8.02cm">
              <text:p/>
            </draw:line>
            <draw:line draw:style-name="gr15" draw:text-style-name="P1" draw:layer="layout" svg:x1="16.658cm" svg:y1="8.23cm" svg:x2="16.556cm" svg:y2="8.161cm">
              <text:p/>
            </draw:line>
            <draw:line draw:style-name="gr15" draw:text-style-name="P1" draw:layer="layout" svg:x1="16.658cm" svg:y1="8.159cm" svg:x2="16.556cm" svg:y2="8.09cm">
              <text:p/>
            </draw:line>
          </draw:g>
          <draw:frame draw:style-name="gr11" draw:layer="layout" svg:width="2.327cm" svg:height="0.962cm" svg:x="15.432cm" svg:y="5.893cm">
            <draw:text-box>
              <text:p>ANITA</text:p>
            </draw:text-box>
          </draw:frame>
        </draw:g>
        <draw:frame draw:style-name="gr21" draw:layer="layout" svg:width="0.502cm" svg:height="1.187cm" svg:x="14.843cm" svg:y="4.826cm">
          <draw:text-box>
            <text:p/>
          </draw:text-box>
        </draw:frame>
        <draw:frame draw:style-name="gr11" draw:layer="layout" svg:width="3.927cm" svg:height="0.962cm" svg:x="15.361cm" svg:y="3.118cm">
          <draw:text-box>
            <text:p>Atmosphere</text:p>
          </draw:text-box>
        </draw:frame>
        <draw:path draw:style-name="gr22" draw:text-style-name="P1" draw:layer="layout" svg:width="30.479cm" svg:height="11.937cm" svg:x="1.254cm" svg:y="13.208cm" svg:viewBox="0 0 30480 11938" svg:d="m0 10489c0-1931 639-3573 2042-5244s3149-2875 5578-3840 4814-1405 7620-1405 5191 440 7620 1405 4175 2168 5578 3840 2042 3313 2042 5244-30480 1932-30480 0z">
          <text:p/>
        </draw:path>
        <draw:frame draw:style-name="gr11" draw:layer="layout" svg:width="3.186cm" svg:height="0.962cm" svg:x="18.145cm" svg:y="21.463cm">
          <draw:text-box>
            <text:p>Ice Sheet</text:p>
          </draw:text-box>
        </draw:frame>
        <draw:frame draw:style-name="gr11" draw:text-style-name="P2" draw:layer="layout" svg:width="5.971cm" svg:height="1.673cm" svg:x="7.094cm" svg:y="21.955cm">
          <draw:text-box>
            <text:p text:style-name="P2">Bedrock</text:p>
            <text:p text:style-name="P2">(Ice sheet cut away</text:p>
          </draw:text-box>
        </draw:frame>
        <draw:g>
          <draw:line draw:style-name="gr4" draw:text-style-name="P1" draw:layer="layout" svg:x1="-1.413cm" svg:y1="23.115cm" svg:x2="5.344cm" svg:y2="17.078cm">
            <text:p/>
          </draw:line>
          <draw:custom-shape draw:style-name="gr9" draw:text-style-name="P1" draw:layer="layout" svg:width="0.381cm" svg:height="0.381cm" draw:transform="rotate (-2.31413205522003) translate (5.639cm 17.03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4" draw:text-style-name="P1" draw:layer="layout" svg:x1="5.448cm" svg:y1="17.001cm" svg:x2="11.327cm" svg:y2="13.608cm">
            <text:p/>
          </draw:line>
          <draw:line draw:style-name="gr4" draw:text-style-name="P1" draw:layer="layout" svg:x1="5.448cm" svg:y1="17.003cm" svg:x2="9.611cm" svg:y2="11.685cm">
            <text:p/>
          </draw:line>
          <draw:custom-shape draw:style-name="gr10" draw:text-style-name="P1" draw:layer="layout" svg:width="0.381cm" svg:height="2.667cm" draw:transform="rotate (-2.42112073836726) translate (11.478cm 13.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1" draw:layer="layout" svg:width="6.043cm" svg:height="1.673cm" svg:x="0.799cm" svg:y="13.678cm">
          <draw:text-box>
            <text:p>Neutrino Interaction</text:p>
            <text:p text:style-name="P1">(within Ice sheet)</text:p>
          </draw:text-box>
        </draw:frame>
        <draw:g>
          <draw:line draw:style-name="gr4" draw:text-style-name="P1" draw:layer="layout" svg:x1="10.779cm" svg:y1="16.113cm" svg:x2="12.193cm" svg:y2="12.93cm">
            <text:p/>
          </draw:line>
          <draw:custom-shape draw:style-name="gr9" draw:text-style-name="P1" draw:layer="layout" svg:width="0.381cm" svg:height="0.381cm" draw:transform="rotate (-1.86261537772918) translate (12.438cm 12.76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4" draw:text-style-name="P1" draw:layer="layout" svg:x1="12.253cm" svg:y1="12.815cm" svg:x2="14.9cm" svg:y2="10.134cm">
            <text:p/>
          </draw:line>
          <draw:line draw:style-name="gr4" draw:text-style-name="P1" draw:layer="layout" svg:x1="12.254cm" svg:y1="12.817cm" svg:x2="12.487cm" svg:y2="9.118cm">
            <text:p/>
          </draw:line>
          <draw:custom-shape draw:style-name="gr10" draw:text-style-name="P1" draw:layer="layout" svg:width="0.381cm" svg:height="2.667cm" draw:transform="rotate (-1.96960406087642) translate (15.027cm 9.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23" draw:text-style-name="P1" draw:layer="layout" svg:x1="8.112cm" svg:y1="22.082cm" svg:x2="10.779cm" svg:y2="16.105cm">
            <text:p/>
          </draw:line>
        </draw:g>
        <draw:frame draw:style-name="gr24" draw:layer="layout" svg:width="5.091cm" svg:height="2.283cm" svg:x="7.731cm" svg:y="8.874cm">
          <draw:text-box>
            <text:p><text:span text:style-name="T1">𝜏 </text:span><text:span text:style-name="T2">lepton decay</text:span><text:span text:style-name="T3"> </text:span></text:p>
            <text:p text:style-name="P1"/>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3.02cm" fo:page-height="25.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en Rotter</meta:initial-creator>
    <meta:creation-date>2017-08-24T15:50:01</meta:creation-date>
    <dc:date>2017-10-19T17:45:49</dc:date>
    <dc:creator>Ben Rotter</dc:creator>
    <meta:editing-duration>P3DT23H44M59S</meta:editing-duration>
    <meta:editing-cycles>9</meta:editing-cycles>
    <meta:generator>OpenOffice/4.0.0$Unix OpenOffice.org_project/400m3$Build-9702</meta:generator>
    <meta:document-statistic meta:object-count="114"/>
  </office:meta>
</office:document-meta>
</file>